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ML_20_Dash" svg:stroke-width="0cm" svg:stroke-color="#000000" draw:fill="none" draw:textarea-horizontal-align="center" draw:textarea-vertical-align="middle" fo:min-height="0cm" fo:min-width="0cm"/>
    </style:style>
    <style:style style:name="gr2" style:family="graphic" style:parent-style-name="BlackWhite">
      <style:graphic-properties fo:min-height="0cm" fo:min-width="0cm"/>
    </style:style>
    <style:style style:name="gr3" style:family="graphic" style:parent-style-name="text">
      <style:graphic-properties fo:min-height="0.37cm"/>
    </style:style>
    <style:style style:name="gr4" style:family="graphic" style:parent-style-name="standard">
      <style:graphic-properties draw:marker-start="StrokedCircle" draw:textarea-horizontal-align="center" draw:textarea-vertical-align="bottom"/>
    </style:style>
    <style:style style:name="gr5" style:family="graphic" style:parent-style-name="standard">
      <style:graphic-properties draw:marker-start="StrokedDiamond" draw:textarea-horizontal-align="center" draw:textarea-vertical-align="bottom"/>
    </style:style>
    <style:style style:name="gr6" style:family="graphic" style:parent-style-name="standard">
      <style:graphic-properties draw:marker-start="Arrow" draw:textarea-horizontal-align="center" draw:textarea-vertical-align="bottom"/>
    </style:style>
    <style:style style:name="gr7" style:family="graphic" style:parent-style-name="standard">
      <style:graphic-properties draw:marker-start="FilledDiamond" draw:textarea-horizontal-align="center" draw:textarea-vertical-align="bottom"/>
    </style:style>
    <style:style style:name="gr8" style:family="graphic" style:parent-style-name="standard">
      <style:graphic-properties draw:stroke="dash" draw:stroke-dash="UML_20_Dash" draw:marker-start="Arrow" draw:textarea-horizontal-align="center" draw:textarea-vertical-align="bottom"/>
    </style:style>
    <style:style style:name="gr9" style:family="graphic" style:parent-style-name="standard">
      <style:graphic-properties draw:marker-start="StrokedTriangle" draw:textarea-horizontal-align="center" draw:textarea-vertical-align="bottom"/>
    </style:style>
    <style:style style:name="gr10" style:family="graphic" style:parent-style-name="standard">
      <style:graphic-properties draw:stroke="dash" draw:stroke-dash="UML_20_Dash" draw:marker-start="StrokedTriangle" draw:textarea-horizontal-align="center" draw:textarea-vertical-align="bottom"/>
    </style:style>
    <style:style style:name="gr11" style:family="graphic" style:parent-style-name="standard">
      <style:graphic-properties draw:marker-start="StrokedHalfCircle" draw:textarea-horizontal-align="center" draw:textarea-vertical-align="bottom"/>
    </style:style>
    <style:style style:name="gr12" style:family="graphic" style:parent-style-name="standard">
      <style:graphic-properties draw:stroke="dash" draw:stroke-dash="UML_20_Dash" svg:stroke-width="0cm" svg:stroke-color="#000000" draw:fill="none" draw:textarea-horizontal-align="center" draw:textarea-vertical-align="middl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objectwithoutfill">
      <style:graphic-properties draw:marker-end="Linjeslut_20_1" draw:marker-end-width="0.3cm"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4cm" fo:min-width="0cm"/>
    </style:style>
    <style:style style:name="gr16" style:family="graphic" style:parent-style-name="objectwithoutfill">
      <style:graphic-properties draw:marker-end="Linjeslut_20_1" draw:fill="none" draw:textarea-horizontal-align="center" draw:textarea-vertical-align="middle"/>
    </style:style>
    <style:style style:name="gr17" style:family="graphic" style:parent-style-name="objectwithoutfill">
      <style:graphic-properties draw:marker-end="Linjeslut_20_7" draw:marker-end-width="0.3cm" draw:fill="none" draw:textarea-horizontal-align="center" draw:textarea-vertical-align="middle"/>
    </style:style>
    <style:style style:name="gr18" style:family="graphic" style:parent-style-name="objectwithoutfill">
      <style:graphic-properties draw:marker-end="Linjeslut_20_8" draw:marker-end-width="0.3cm" draw:fill="none" draw:textarea-horizontal-align="center" draw:textarea-vertical-align="middle"/>
    </style:style>
    <style:style style:name="gr19" style:family="graphic" style:parent-style-name="objectwithoutfill">
      <style:graphic-properties draw:marker-end="Linjeslut_20_10" draw:marker-end-width="0.3cm" draw:fill="none" draw:textarea-horizontal-align="center" draw:textarea-vertical-align="middle"/>
    </style:style>
    <style:style style:name="gr20" style:family="graphic" style:parent-style-name="objectwithoutfill">
      <style:graphic-properties draw:marker-end="Linjeslut_20_12" draw:marker-end-width="0.3cm" draw:fill="none" draw:textarea-horizontal-align="center" draw:textarea-vertical-align="middle"/>
    </style:style>
    <style:style style:name="gr21" style:family="graphic" style:parent-style-name="objectwithoutfill">
      <style:graphic-properties draw:marker-end="Linjeslut_20_13" draw:marker-end-width="0.3cm" draw:fill="none" draw:textarea-horizontal-align="center" draw:textarea-vertical-align="middle"/>
    </style:style>
    <style:style style:name="gr22" style:family="graphic" style:parent-style-name="objectwithoutfill">
      <style:graphic-properties draw:marker-end="Linjeslut_20_15" draw:marker-end-width="0.3cm" draw:fill="none" draw:textarea-horizontal-align="center" draw:textarea-vertical-align="middle"/>
    </style:style>
    <style:style style:name="gr23" style:family="graphic" style:parent-style-name="objectwithoutfill">
      <style:graphic-properties draw:marker-end="Linjeslut_20_16" draw:marker-end-width="0.3cm" draw:fill="none" draw:textarea-horizontal-align="center" draw:textarea-vertical-align="middle"/>
    </style:style>
    <style:style style:name="gr24" style:family="graphic" style:parent-style-name="objectwithoutfill">
      <style:graphic-properties draw:marker-end="Linjeslut_20_17" draw:marker-end-width="0.3cm" draw:fill="none" draw:textarea-horizontal-align="center" draw:textarea-vertical-align="middle"/>
    </style:style>
    <style:style style:name="gr25" style:family="graphic" style:parent-style-name="objectwithoutfill">
      <style:graphic-properties draw:marker-end="Linjeslut_20_18" draw:marker-end-width="0.3cm" draw:fill="none" draw:textarea-horizontal-align="center" draw:textarea-vertical-align="middle"/>
    </style:style>
    <style:style style:name="gr26" style:family="graphic" style:parent-style-name="objectwithoutfill">
      <style:graphic-properties draw:marker-end="Linjeslut_20_20" draw:marker-end-width="0.3cm" draw:fill="none" draw:textarea-horizontal-align="center" draw:textarea-vertical-align="middle"/>
    </style:style>
    <style:style style:name="gr27" style:family="graphic" style:parent-style-name="objectwithoutfill">
      <style:graphic-properties draw:marker-end="Linjeslut_20_21" draw:marker-end-width="0.3cm" draw:fill="none" draw:textarea-horizontal-align="center" draw:textarea-vertical-align="middle"/>
    </style:style>
    <style:style style:name="gr28" style:family="graphic" style:parent-style-name="objectwithoutfill">
      <style:graphic-properties draw:marker-end="Linjeslut_20_22" draw:marker-end-width="0.3cm" draw:fill="none" draw:textarea-horizontal-align="center" draw:textarea-vertical-align="middle"/>
    </style:style>
    <style:style style:name="gr29" style:family="graphic" style:parent-style-name="objectwithoutfill">
      <style:graphic-properties draw:marker-end="Linjeslut_20_24" draw:marker-end-width="0.3cm" draw:fill="none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3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margin-left="0cm" fo:margin-right="0cm" fo:text-align="center" fo:text-indent="0cm"/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lasses, Components, and Deployments" draw:style-name="dp1" draw:master-page-name="Default">
        <office:forms form:automatic-focus="false" form:apply-design-mode="false"/>
        <draw:custom-shape draw:name="ClassName" draw:style-name="SolidLine" draw:text-style-name="P2" draw:layer="layout" svg:width="4cm" svg:height="1.62cm" svg:x="1cm" svg:y="1cm">
          <text:p text:style-name="P1">ClassName</text:p>
          <draw:enhanced-geometry svg:viewBox="0 0 1000 404" draw:text-areas="0 0 1000 404" draw:type="NonPrimitive" draw:enhanced-path="M 1000 404 L 1000 0 0 0 0 404 Z"/>
        </draw:custom-shape>
        <draw:custom-shape draw:name="InstanceName" draw:style-name="SolidLine" draw:text-style-name="P2" draw:layer="layout" svg:width="4cm" svg:height="1.62cm" svg:x="1cm" svg:y="5cm">
          <text:p text:style-name="P1"><text:span text:style-name="T1">InstanceName:ClassName</text:span> </text:p>
          <draw:enhanced-geometry svg:viewBox="0 0 1000 404" draw:text-areas="0 0 1000 404" draw:type="NonPrimitive" draw:enhanced-path="M 1000 404 L 1000 0 0 0 0 404 Z"/>
        </draw:custom-shape>
        <draw:custom-shape draw:name="PackageName" draw:style-name="SolidLine" draw:text-style-name="P1" draw:layer="layout" svg:width="4cm" svg:height="2.87cm" svg:x="1cm" svg:y="8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1">PackageName</text:p>
          <draw:enhanced-geometry svg:viewBox="0 0 1000 718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name="ComponentName" draw:style-name="SolidLine" draw:text-style-name="P2" draw:layer="layout" svg:width="6cm" svg:height="2.87cm" svg:x="1cm" svg:y="13cm">
          <text:p text:style-name="P1">ComponentName</text:p>
          <draw:enhanced-geometry svg:viewBox="0 0 1000 478" draw:text-areas="59 108 941 371" draw:type="NonPrimitive" draw:enhanced-path="M 0 0 L 1000 0 1000 478 0 478 Z N M 824 57 L 824 34 948 34 948 215 824 215 824 192 N M 824 134 L 824 109 Z M 796 57 L 873 57 873 109 796 109 Z N M 796 134 L 873 134 873 192 796 192 Z N"/>
        </draw:custom-shape>
        <draw:custom-shape draw:name="AssemblyConnector" draw:style-name="SolidLine" draw:text-style-name="P2" draw:layer="layout" svg:width="6cm" svg:height="1.07cm" svg:x="1cm" svg:y="19cm">
          <text:p text:style-name="P1">Assembly Connector</text:p>
          <draw:enhanced-geometry svg:viewBox="0 0 1000 178" draw:text-areas="0 178 1000 291" draw:type="NonPrimitive" draw:enhanced-path="M 0 89 L 415 89 M 1000 89 L 573 89 U 514 89 59 59 0 360 Z U 504 89 89 89 90 270"/>
        </draw:custom-shape>
        <draw:custom-shape draw:name="Collaboration" draw:style-name="gr1" draw:text-style-name="P2" draw:layer="layout" svg:width="2.166cm" svg:height="0.565cm" svg:x="2.917cm" svg:y="24.287cm">
          <text:p text:style-name="P1">Collaboration</text:p>
          <draw:enhanced-geometry svg:viewBox="0 0 1000 524" draw:text-areas="0 0 1000 524" draw:type="NonPrimitive" draw:enhanced-path="U 500 262 500 262 0 360 Z N"/>
        </draw:custom-shape>
        <draw:custom-shape draw:name="Artifact" draw:style-name="SolidLine" draw:text-style-name="P2" draw:layer="layout" svg:width="6cm" svg:height="2.42cm" svg:x="11cm" svg:y="1cm">
          <text:p text:style-name="P1">Artifact</text:p>
          <draw:enhanced-geometry svg:viewBox="0 0 1000 403" draw:text-areas="0 0 1000 403" draw:type="NonPrimitive" draw:enhanced-path="M 0 0 L 1000 0 1000 403 0 403 Z M 861 24 L 861 130 942 130 942 44 915 24 Z M 942 44 L 915 44 915 24 Z"/>
        </draw:custom-shape>
        <draw:custom-shape draw:name="Node" draw:style-name="SolidLine" draw:text-style-name="P2" draw:layer="layout" svg:width="6cm" svg:height="2.41cm" svg:x="11cm" svg:y="5.5cm">
          <text:p text:style-name="P1">Node</text:p>
          <draw:enhanced-geometry svg:viewBox="0 0 1000 402" draw:text-areas="0 0 1000 402" draw:type="NonPrimitive" draw:enhanced-path="M 0 45 L 936 45 936 402 0 402 Z M 0 45 L 59 0 1000 0 1000 353 936 402 M 1000 0 L 936 45 Z"/>
        </draw:custom-shape>
        <draw:custom-shape draw:name="DeploymentWithSpecification" draw:style-name="SolidLine" draw:text-style-name="P2" draw:layer="layout" svg:width="6cm" svg:height="4.1cm" svg:x="11cm" svg:y="10cm">
          <text:p text:style-name="P1">Deployment</text:p>
          <draw:enhanced-geometry svg:viewBox="0 0 1000 683" draw:text-areas="0 0 1000 $0" draw:type="NonPrimitive" draw:modifiers="380" draw:enhanced-path="M 0 0 L 1000 0 1000 683 0 683 Z M 0 $0 L 1000 $0">
            <draw:handle draw:handle-position="500 $0" draw:handle-range-y-minimum="top" draw:handle-range-y-maximum="bottom"/>
          </draw:enhanced-geometry>
        </draw:custom-shape>
        <draw:custom-shape draw:name="SwimLaneVeritcalAssymetric" draw:style-name="SolidLine" draw:text-style-name="P2" draw:layer="layout" svg:width="4cm" svg:height="2.73cm" svg:x="10.53cm" svg:y="15.42cm">
          <text:p text:style-name="P1">Swimlane One</text:p>
          <draw:enhanced-geometry svg:viewBox="0 0 1000 683" draw:text-areas="$0 0 $1 683" draw:type="NonPrimitive" draw:modifiers="200 800" draw:enhanced-path="M 0 0 L 1000 0 1000 683 0 683 Z M $0 0 L $0 683 M $1 0 L $1 683">
            <draw:handle draw:handle-position="$0 341" draw:handle-range-x-minimum="left" draw:handle-range-x-maximum="$1"/>
            <draw:handle draw:handle-position="$1 341" draw:handle-range-x-minimum="$0" draw:handle-range-x-maximum="right"/>
          </draw:enhanced-geometry>
        </draw:custom-shape>
        <draw:custom-shape draw:name="SwimLaneVeritcalSymetric" draw:style-name="SolidLine" draw:text-style-name="P2" draw:layer="layout" svg:width="4cm" svg:height="2.73cm" svg:x="14.89cm" svg:y="15.42cm">
          <text:p text:style-name="P1">Swimlane Two</text:p>
          <draw:enhanced-geometry svg:viewBox="0 0 1000 683" draw:text-areas="$0 0 ?f0 683" draw:type="NonPrimitive" draw:modifiers="200" draw:enhanced-path="M 0 0 L 1000 0 1000 683 0 683 Z M $0 0 L $0 683 M ?f0 0 L ?f0 683">
            <draw:equation draw:name="f0" draw:formula="(1000-$0)"/>
            <draw:equation draw:name="f1" draw:formula="(right / 2)"/>
            <draw:handle draw:handle-position="$0 341" draw:handle-range-x-minimum="left" draw:handle-range-x-maximum="?f1"/>
          </draw:enhanced-geometry>
        </draw:custom-shape>
        <draw:custom-shape draw:name="SwimLaneHorizontalAssymetric" draw:style-name="SolidLine" draw:text-style-name="P2" draw:layer="layout" svg:width="4cm" svg:height="2.73cm" svg:x="10.53cm" svg:y="18.53cm">
          <text:p text:style-name="P1">Swimlane Three</text:p>
          <draw:enhanced-geometry svg:viewBox="0 0 1000 683" draw:text-areas="0 $0 1000 $1" draw:type="NonPrimitive" draw:modifiers="137 546" draw:enhanced-path="M 0 0 L 1000 0 1000 683 0 683 Z M 0 $0 L 1000 $0 M 0 $1 L 1000 $1">
            <draw:handle draw:handle-position="500 $0" draw:handle-range-y-minimum="top" draw:handle-range-y-maximum="$1"/>
            <draw:handle draw:handle-position="500 $1" draw:handle-range-y-minimum="$0" draw:handle-range-y-maximum="bottom"/>
          </draw:enhanced-geometry>
        </draw:custom-shape>
        <draw:custom-shape draw:name="SwimLaneVeritcalSymetric" draw:style-name="SolidLine" draw:text-style-name="P2" draw:layer="layout" svg:width="4cm" svg:height="2.73cm" svg:x="14.89cm" svg:y="18.53cm">
          <text:p text:style-name="P1">Swimlane Four</text:p>
          <draw:enhanced-geometry svg:viewBox="0 0 1000 683" draw:text-areas="0 $0 1000 ?f0" draw:type="NonPrimitive" draw:modifiers="137" draw:enhanced-path="M 0 0 L 1000 0 1000 683 0 683 Z M 0 $0 L 1000 $0 M 0 ?f0 L 1000 ?f0">
            <draw:equation draw:name="f0" draw:formula="(683-$0)"/>
            <draw:equation draw:name="f1" draw:formula="(bottom / 2)"/>
            <draw:handle draw:handle-position="500 $0" draw:handle-range-y-minimum="left" draw:handle-range-y-maximum="?f1"/>
          </draw:enhanced-geometry>
        </draw:custom-shape>
        <draw:custom-shape draw:name="Actor" draw:style-name="SolidLine" draw:text-style-name="P2" draw:layer="layout" svg:width="2.205cm" svg:height="3cm" svg:x="12.9cm" svg:y="22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1">Actor</text:p>
          <draw:enhanced-geometry svg:viewBox="0 0 675 1000" draw:text-areas="-100 1000 775 1200" draw:type="NonPrimitive" draw:enhanced-path="M 338 260 L 338 605 N M 0 385 L 675 385 N M 338 605 L 0 1000 N M 338 605 L 675 1000 N U 338 130 130 130 0 360 Z N"/>
        </draw:custom-shape>
      </draw:page>
      <draw:page draw:name="Activities, Interactions" draw:style-name="dp1" draw:master-page-name="Default">
        <office:forms form:automatic-focus="false" form:apply-design-mode="false"/>
        <draw:custom-shape draw:name="AcceptEventAction1" draw:style-name="SolidLine" draw:text-style-name="P2" draw:layer="layout" svg:width="4cm" svg:height="3.62cm" svg:x="1cm" svg:y="1cm">
          <draw:glue-point draw:id="4" svg:x="-2.82cm" svg:y="-0.005cm" draw:escape-direction="left"/>
          <text:p text:style-name="P1">Accept Event Action 1</text:p>
          <draw:enhanced-geometry svg:viewBox="0 0 1000 907" draw:text-areas="0 907 1000 1039" draw:type="NonPrimitive" draw:enhanced-path="M 0 0 L 218 453 0 907 1000 907 1000 0 Z N"/>
        </draw:custom-shape>
        <draw:custom-shape draw:name="AcceptEventAction2" draw:style-name="SolidLine" draw:text-style-name="P2" draw:layer="layout" svg:width="3cm" svg:height="2.86cm" svg:x="1cm" svg:y="7.5cm">
          <draw:glue-point draw:id="4" svg:x="0cm" svg:y="0cm" draw:escape-direction="horizontal"/>
          <text:p text:style-name="P1">Accept Event Action 2</text:p>
          <draw:enhanced-geometry svg:viewBox="0 0 1000 953" draw:text-areas="0 953 1000 1083" draw:type="NonPrimitive" draw:enhanced-path="M 0 0 L 1000 0 0 953 1000 953 Z N"/>
        </draw:custom-shape>
        <draw:custom-shape draw:name="Action" draw:style-name="SolidLine" draw:text-style-name="P2" draw:layer="layout" svg:width="3cm" svg:height="2.52cm" svg:x="1cm" svg:y="13.5cm">
          <text:p text:style-name="P1">Action</text:p>
          <draw:enhanced-geometry svg:viewBox="0 0 1000 631" draw:text-areas="0 0 1000 631" draw:type="NonPrimitive" draw:enhanced-path="M 0 101 Y 101 0 L 899 0 X 1000 101 L 1000 530 Y 899 631 L 101 631 X 0 530 Z"/>
        </draw:custom-shape>
        <draw:g>
          <draw:custom-shape draw:name="ActivityFinalOutside" draw:style-name="SolidLine" draw:layer="layout" svg:width="1cm" svg:height="1cm" svg:x="2cm" svg:y="18cm">
            <text:p/>
            <draw:enhanced-geometry svg:viewBox="0 0 1000 1000" draw:type="NonPrimitive" draw:enhanced-path="U 500 500 500 500 0 360 Z N F"/>
          </draw:custom-shape>
          <draw:custom-shape draw:name="ActivityFinalInside" draw:style-name="gr2" draw:layer="layout" svg:width="1cm" svg:height="1cm" svg:x="2cm" svg:y="18cm">
            <draw:glue-point draw:id="4" svg:x="0cm" svg:y="0cm"/>
            <text:p/>
            <draw:enhanced-geometry svg:viewBox="0 0 1000 1000" draw:type="NonPrimitive" draw:enhanced-path="U 500 500 350 350 0 360 Z N"/>
          </draw:custom-shape>
        </draw:g>
        <draw:frame draw:style-name="gr3" draw:layer="layout" svg:width="2.75cm" svg:height="0.62cm" svg:x="1cm" svg:y="19.5cm">
          <draw:text-box>
            <text:p text:style-name="P1">Activity Final</text:p>
          </draw:text-box>
        </draw:frame>
        <draw:custom-shape draw:name="Decision" draw:style-name="SolidLine" draw:text-style-name="P2" draw:layer="layout" svg:width="1.69cm" svg:height="3cm" svg:x="2cm" svg:y="22cm">
          <draw:glue-point draw:id="4" svg:x="0cm" svg:y="0cm"/>
          <text:p text:style-name="P1">Decision</text:p>
          <draw:enhanced-geometry svg:viewBox="0 0 563 1000" draw:text-areas="0 1000 563 1130" draw:type="NonPrimitive" draw:enhanced-path="M 281 0 L 563 500 281 1000 0 500 Z N"/>
        </draw:custom-shape>
        <draw:custom-shape draw:name="FlowFinal" draw:style-name="SolidLine" draw:layer="layout" svg:width="1cm" svg:height="1cm" svg:x="11cm" svg:y="1cm">
          <draw:glue-point draw:id="4" svg:x="0cm" svg:y="0cm"/>
          <text:p/>
          <draw:enhanced-geometry svg:viewBox="0 0 1000 1000" draw:type="NonPrimitive" draw:enhanced-path="U 500 500 500 500 0 360 Z N M 146 146 L 854 854 N M 854 146 L 146 854 N"/>
        </draw:custom-shape>
        <draw:frame draw:style-name="gr3" draw:layer="layout" svg:width="2.5cm" svg:height="0.62cm" svg:x="10.25cm" svg:y="2cm">
          <draw:text-box>
            <text:p text:style-name="P1">Flow Final</text:p>
          </draw:text-box>
        </draw:frame>
        <draw:custom-shape draw:name="Stop" draw:style-name="SolidLine" draw:layer="layout" svg:width="1cm" svg:height="1cm" svg:x="18cm" svg:y="1cm">
          <draw:glue-point draw:id="4" svg:x="0cm" svg:y="0cm"/>
          <text:p/>
          <draw:enhanced-geometry svg:viewBox="0 0 1000 1000" draw:type="NonPrimitive" draw:enhanced-path="M 146 146 L 854 854 N M 854 146 L 146 854 N"/>
        </draw:custom-shape>
        <draw:frame draw:style-name="gr3" draw:layer="layout" svg:width="2.5cm" svg:height="0.62cm" svg:x="17.25cm" svg:y="2cm">
          <draw:text-box>
            <text:p text:style-name="P1">Stop</text:p>
          </draw:text-box>
        </draw:frame>
        <draw:custom-shape draw:name="InitialNode" draw:style-name="gr2" draw:layer="layout" svg:width="1cm" svg:height="1cm" svg:x="11cm" svg:y="4.5cm">
          <draw:glue-point draw:id="4" svg:x="0cm" svg:y="0cm"/>
          <text:p/>
          <draw:enhanced-geometry svg:viewBox="0 0 1000 1000" draw:type="NonPrimitive" draw:enhanced-path="U 500 500 350 350 0 360 Z N"/>
        </draw:custom-shape>
        <draw:frame draw:style-name="gr3" draw:layer="layout" svg:width="2.5cm" svg:height="0.62cm" svg:x="10.25cm" svg:y="6cm">
          <draw:text-box>
            <text:p text:style-name="P1">Initial Node</text:p>
          </draw:text-box>
        </draw:frame>
        <draw:custom-shape draw:name="ParameterSet" draw:style-name="SolidLine" draw:layer="layout" svg:width="4cm" svg:height="2.24cm" svg:x="16cm" svg:y="4.5cm">
          <draw:glue-point draw:id="4" svg:x="1.035cm" svg:y="0cm"/>
          <text:p text:style-name="P1">Parameter Set</text:p>
          <draw:enhanced-geometry svg:viewBox="0 0 1000 559" draw:text-areas="0 559 1000 689" draw:type="NonPrimitive" draw:enhanced-path="M 207 171 L 0 171 0 388 207 388 N M 207 181 L 10 181 10 378 207 378 N M 207 72 Y 278 0 L 928 0 X 1000 72 L 1000 487 Y 928 559 L 278 559 X 207 487 Z N"/>
        </draw:custom-shape>
        <draw:custom-shape draw:name="ObjectNode1" draw:style-name="SolidLine" draw:layer="layout" svg:width="4cm" svg:height="2.24cm" svg:x="10cm" svg:y="8.5cm">
          <draw:glue-point draw:id="4" svg:x="1.035cm" svg:y="0cm"/>
          <text:p text:style-name="P1">Object Node 1</text:p>
          <draw:enhanced-geometry svg:viewBox="0 0 1000 559" draw:text-areas="0 559 1000 689" draw:type="NonPrimitive" draw:enhanced-path="M 207 171 L 0 171 0 388 207 388 N M 207 72 Y 278 0 L 928 0 X 1000 72 L 1000 487 Y 928 559 L 278 559 X 207 487 Z N"/>
        </draw:custom-shape>
        <draw:custom-shape draw:name="ObjectNode2" draw:style-name="SolidLine" draw:layer="layout" svg:width="4cm" svg:height="2.78cm" svg:x="16cm" svg:y="8.5cm">
          <draw:glue-point draw:id="4" svg:x="0cm" svg:y="0cm"/>
          <text:p text:style-name="P1">Object Node 2</text:p>
          <draw:enhanced-geometry svg:viewBox="0 0 1000 694" draw:text-areas="0 694 1000 824" draw:type="NonPrimitive" draw:enhanced-path="M 0 0 L 808 0 1000 347 808 694 0 694 192 347 Z N"/>
        </draw:custom-shape>
        <draw:custom-shape draw:name="SendSignal" draw:style-name="SolidLine" draw:layer="layout" svg:width="4cm" svg:height="3.6cm" svg:x="10cm" svg:y="16cm">
          <draw:glue-point draw:id="4" svg:x="-1.025cm" svg:y="0cm"/>
          <text:p text:style-name="P1">Send Signal</text:p>
          <draw:enhanced-geometry svg:viewBox="0 0 1000 899" draw:text-areas="0 899 1000 1030" draw:type="NonPrimitive" draw:enhanced-path="M 0 0 L 795 0 1000 449 795 899 0 899 Z N"/>
        </draw:custom-shape>
        <draw:custom-shape draw:name="ReceiveSignal" draw:style-name="SolidLine" draw:layer="layout" svg:width="4cm" svg:height="3.6cm" svg:x="16cm" svg:y="16cm">
          <draw:glue-point draw:id="4" svg:x="-1.025cm" svg:y="0cm"/>
          <text:p text:style-name="P1">Receive Signal</text:p>
          <draw:enhanced-geometry svg:viewBox="0 0 1000 899" draw:text-areas="0 899 1000 1030" draw:type="NonPrimitive" draw:enhanced-path="M 0 0 L 1000 0 795 449 1000 899 0 899 Z N"/>
        </draw:custom-shape>
        <draw:custom-shape draw:name="Condition" draw:style-name="SolidLine" draw:layer="layout" svg:width="5cm" svg:height="1.38cm" svg:x="15.5cm" svg:y="13cm">
          <draw:glue-point draw:id="4" svg:x="0cm" svg:y="0cm"/>
          <text:p text:style-name="P1">Condition</text:p>
          <draw:enhanced-geometry svg:viewBox="0 0 1000 276" draw:text-areas="0 0 1000 276" draw:type="NonPrimitive" draw:enhanced-path="M 0 0 L 897 0 897 112 1000 112 1000 276 0 276 Z N M 897 0 L 1000 112 N"/>
        </draw:custom-shape>
        <draw:custom-shape draw:name="Frame" draw:style-name="SolidLine" draw:layer="layout" svg:width="6cm" svg:height="4.49cm" svg:x="10cm" svg:y="22.5cm">
          <draw:glue-point draw:id="4" svg:x="0cm" svg:y="0cm"/>
          <text:p text:style-name="P1">Frame</text:p>
          <draw:enhanced-geometry svg:viewBox="0 0 1000 748" draw:text-areas="0 0 $3 $2" draw:type="NonPrimitive" draw:modifiers="1000 748 114 742" draw:enhanced-path="M 0 0 L $0 0 $0 $1 0 $1 Z N M 0 $2 L ?f0 $2 $3 ?f1 $3 0 N">
            <draw:equation draw:name="f0" draw:formula="($3-45)"/>
            <draw:equation draw:name="f1" draw:formula="($2-45)"/>
            <draw:handle draw:handle-position="$0 374" draw:handle-range-x-minimum="left" draw:handle-range-x-maximum="10000"/>
            <draw:handle draw:handle-position="500 $1" draw:handle-range-y-minimum="top" draw:handle-range-y-maximum="10000"/>
            <draw:handle draw:handle-position="348 $2" draw:handle-range-y-minimum="top" draw:handle-range-y-maximum="bottom"/>
            <draw:handle draw:handle-position="$3 31" draw:handle-range-x-minimum="left" draw:handle-range-x-maximum="right"/>
          </draw:enhanced-geometry>
        </draw:custom-shape>
      </draw:page>
      <draw:page draw:name="Paths" draw:style-name="dp1" draw:master-page-name="Default">
        <office:forms form:automatic-focus="false" form:apply-design-mode="false"/>
        <draw:connector draw:style-name="gr4" draw:text-style-name="P1" draw:layer="layout" svg:x1="1cm" svg:y1="1cm" svg:x2="8cm" svg:y2="1cm" svg:d="M1000 1000h7000">
          <text:p/>
        </draw:connector>
        <draw:frame draw:style-name="gr3" draw:layer="layout" svg:width="3.5cm" svg:height="0.62cm" svg:x="2.75cm" svg:y="1.5cm">
          <draw:text-box>
            <text:p text:style-name="P1">Interface</text:p>
          </draw:text-box>
        </draw:frame>
        <draw:connector draw:style-name="gr5" draw:text-style-name="P1" draw:layer="layout" svg:x1="1cm" svg:y1="3.5cm" svg:x2="8cm" svg:y2="3.5cm" svg:d="M1000 3500h7000">
          <text:p/>
        </draw:connector>
        <draw:frame draw:style-name="gr3" draw:layer="layout" svg:width="3.5cm" svg:height="0.62cm" svg:x="2.75cm" svg:y="4cm">
          <draw:text-box>
            <text:p text:style-name="P1">Aggregation</text:p>
          </draw:text-box>
        </draw:frame>
        <draw:connector draw:style-name="gr6" draw:text-style-name="P1" draw:layer="layout" svg:x1="1cm" svg:y1="6cm" svg:x2="8cm" svg:y2="6cm" svg:d="M1000 6000h7000">
          <text:p/>
        </draw:connector>
        <draw:frame draw:style-name="gr3" draw:layer="layout" svg:width="3.5cm" svg:height="0.62cm" svg:x="2.75cm" svg:y="6.5cm">
          <draw:text-box>
            <text:p text:style-name="P1">Association</text:p>
          </draw:text-box>
        </draw:frame>
        <draw:connector draw:style-name="gr7" draw:text-style-name="P1" draw:layer="layout" svg:x1="1cm" svg:y1="8.5cm" svg:x2="8cm" svg:y2="8.5cm" svg:d="M1000 8500h7000">
          <text:p/>
        </draw:connector>
        <draw:frame draw:style-name="gr3" draw:layer="layout" svg:width="3.5cm" svg:height="0.62cm" svg:x="2.75cm" svg:y="9cm">
          <draw:text-box>
            <text:p text:style-name="P1">Composition</text:p>
          </draw:text-box>
        </draw:frame>
        <draw:connector draw:style-name="gr8" draw:text-style-name="P1" draw:layer="layout" svg:x1="1cm" svg:y1="11cm" svg:x2="8cm" svg:y2="11cm" svg:d="M1000 11000h7000">
          <text:p/>
        </draw:connector>
        <draw:frame draw:style-name="gr3" draw:layer="layout" svg:width="3.5cm" svg:height="0.62cm" svg:x="2.75cm" svg:y="11.5cm">
          <draw:text-box>
            <text:p text:style-name="P1">Dependency</text:p>
          </draw:text-box>
        </draw:frame>
        <draw:connector draw:style-name="gr9" draw:text-style-name="P1" draw:layer="layout" svg:x1="1cm" svg:y1="13.5cm" svg:x2="8cm" svg:y2="13.5cm" svg:d="M1000 13500h7000">
          <text:p/>
        </draw:connector>
        <draw:frame draw:style-name="gr3" draw:layer="layout" svg:width="3.5cm" svg:height="0.62cm" svg:x="2.75cm" svg:y="14cm">
          <draw:text-box>
            <text:p text:style-name="P1">Generalization</text:p>
          </draw:text-box>
        </draw:frame>
        <draw:connector draw:style-name="gr10" draw:text-style-name="P1" draw:layer="layout" svg:x1="1cm" svg:y1="16cm" svg:x2="8cm" svg:y2="16cm" svg:d="M1000 16000h7000">
          <text:p/>
        </draw:connector>
        <draw:frame draw:style-name="gr3" draw:layer="layout" svg:width="3.5cm" svg:height="0.62cm" svg:x="2.75cm" svg:y="16.5cm">
          <draw:text-box>
            <text:p text:style-name="P1">Interface Realization</text:p>
          </draw:text-box>
        </draw:frame>
        <draw:connector draw:style-name="gr11" draw:text-style-name="P1" draw:layer="layout" svg:x1="1cm" svg:y1="18.5cm" svg:x2="8cm" svg:y2="18.5cm" svg:d="M1000 18500h7000">
          <text:p/>
        </draw:connector>
        <draw:frame draw:style-name="gr3" draw:layer="layout" svg:width="3.5cm" svg:height="0.62cm" svg:x="2.75cm" svg:y="19cm">
          <draw:text-box>
            <text:p text:style-name="P1">Uses Interface</text:p>
          </draw:text-box>
        </draw:frame>
        <draw:connector draw:style-name="standard" draw:text-style-name="P1" draw:layer="layout" svg:x1="1cm" svg:y1="21cm" svg:x2="8cm" svg:y2="21cm" svg:d="M1000 21000h7000">
          <text:p/>
        </draw:connector>
        <draw:frame draw:style-name="gr3" draw:layer="layout" svg:width="3.5cm" svg:height="0.62cm" svg:x="2.75cm" svg:y="21.5cm">
          <draw:text-box>
            <text:p text:style-name="P1">Connector</text:p>
          </draw:text-box>
        </draw:frame>
        <draw:connector draw:style-name="gr12" draw:text-style-name="P1" draw:layer="layout" svg:x1="1cm" svg:y1="23.5cm" svg:x2="8cm" svg:y2="23.5cm" svg:d="M1000 23500h7000">
          <text:p/>
        </draw:connector>
        <draw:frame draw:style-name="gr3" draw:layer="layout" svg:width="3.5cm" svg:height="0.62cm" svg:x="2.75cm" svg:y="24cm">
          <draw:text-box>
            <text:p text:style-name="P1">Role Binding</text:p>
          </draw:text-box>
        </draw:frame>
      </draw:page>
      <draw:page draw:name="page4" draw:style-name="dp1" draw:master-page-name="Default">
        <office:forms form:automatic-focus="false" form:apply-design-mode="false"/>
        <draw:custom-shape draw:name="Actor" draw:style-name="SolidLine" draw:text-style-name="P3" draw:layer="layout" svg:width="3.109cm" svg:height="4.229cm" svg:x="2.766cm" svg:y="2.438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3"><text:span text:style-name="T2">Systemadministratör</text:span></text:p>
          <draw:enhanced-geometry svg:viewBox="0 0 675 1000" draw:text-areas="-100 1000 775 1200" draw:type="NonPrimitive" draw:enhanced-path="M 338 260 L 338 605 N M 0 385 L 675 385 N M 338 605 L 0 1000 N M 338 605 L 675 1000 N U 338 130 130 130 0 360 Z N"/>
        </draw:custom-shape>
        <draw:ellipse draw:style-name="gr13" draw:text-style-name="P4" draw:layer="layout" svg:width="9.375cm" svg:height="3.072cm" svg:x="9.088cm" svg:y="2.688cm">
          <text:p text:style-name="P4"><text:span text:style-name="T3">Loggar in → Registrerar klubbadministratör</text:span></text:p>
        </draw:ellipse>
        <draw:line draw:style-name="gr14" draw:text-style-name="P5" draw:layer="layout" svg:x1="5.28cm" svg:y1="4.96cm" svg:x2="8.639cm" svg:y2="4.416cm">
          <text:p/>
        </draw:line>
        <draw:custom-shape draw:name="Actor" draw:style-name="SolidLine" draw:text-style-name="P3" draw:layer="layout" svg:width="3.109cm" svg:height="4.229cm" svg:x="2.858cm" svg:y="8.503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3"><text:span text:style-name="T2">Klubbadministratör</text:span></text:p>
          <draw:enhanced-geometry svg:viewBox="0 0 675 1000" draw:text-areas="-100 1000 775 1200" draw:type="NonPrimitive" draw:enhanced-path="M 338 260 L 338 605 N M 0 385 L 675 385 N M 338 605 L 0 1000 N M 338 605 L 675 1000 N U 338 130 130 130 0 360 Z N"/>
        </draw:custom-shape>
        <draw:ellipse draw:style-name="gr13" draw:text-style-name="P4" draw:layer="layout" svg:width="9.375cm" svg:height="3.072cm" svg:x="9.18cm" svg:y="8.753cm">
          <text:p text:style-name="P4"><text:span text:style-name="T3">Loggar in → Registrerar lagadministratör</text:span></text:p>
        </draw:ellipse>
        <draw:line draw:style-name="gr14" draw:text-style-name="P5" draw:layer="layout" svg:x1="5.372cm" svg:y1="11.025cm" svg:x2="8.731cm" svg:y2="10.481cm">
          <text:p/>
        </draw:line>
        <draw:frame draw:style-name="gr15" draw:layer="layout" svg:width="3.612cm" svg:height="0.724cm" svg:x="16.067cm" svg:y="6.916cm">
          <draw:text-box>
            <text:p>(Illustration 1)</text:p>
          </draw:text-box>
        </draw:frame>
        <draw:frame draw:style-name="gr15" draw:layer="layout" svg:width="3.612cm" svg:height="0.724cm" svg:x="16.099cm" svg:y="12.547cm">
          <draw:text-box>
            <text:p>(Illustration 2)</text:p>
          </draw:text-box>
        </draw:frame>
        <draw:custom-shape draw:name="Actor" draw:style-name="SolidLine" draw:text-style-name="P3" draw:layer="layout" svg:width="3.109cm" svg:height="4.229cm" svg:x="2.812cm" svg:y="14.833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3"><text:span text:style-name="T2">&lt;&lt;System&gt;&gt;</text:span></text:p>
          <draw:enhanced-geometry svg:viewBox="0 0 675 1000" draw:text-areas="-100 1000 775 1200" draw:type="NonPrimitive" draw:enhanced-path="M 338 260 L 338 605 N M 0 385 L 675 385 N M 338 605 L 0 1000 N M 338 605 L 675 1000 N U 338 130 130 130 0 360 Z N"/>
        </draw:custom-shape>
        <draw:ellipse draw:style-name="gr13" draw:text-style-name="P4" draw:layer="layout" svg:width="9.375cm" svg:height="3.072cm" svg:x="9.134cm" svg:y="15.083cm">
          <text:p text:style-name="P4"><text:span text:style-name="T3">Skickar förfrågan till lag om träff</text:span></text:p>
        </draw:ellipse>
        <draw:line draw:style-name="gr14" draw:text-style-name="P5" draw:layer="layout" svg:x1="5.326cm" svg:y1="17.355cm" svg:x2="8.685cm" svg:y2="16.811cm">
          <text:p/>
        </draw:line>
        <draw:frame draw:style-name="gr15" draw:layer="layout" svg:width="3.612cm" svg:height="0.724cm" svg:x="16.099cm" svg:y="18.747cm">
          <draw:text-box>
            <text:p>(Illustration 3)</text:p>
          </draw:text-box>
        </draw:frame>
      </draw:page>
      <draw:page draw:name="page5" draw:style-name="dp1" draw:master-page-name="Default">
        <office:forms form:automatic-focus="false" form:apply-design-mode="false"/>
        <draw:rect draw:style-name="gr13" draw:text-style-name="P4" xml:id="id1" draw:id="id1" draw:layer="layout" svg:width="5.343cm" svg:height="2.176cm" svg:x="2.593cm" svg:y="1.76cm">
          <text:p text:style-name="P4"><text:span text:style-name="T3">INIT</text:span></text:p>
          <text:p text:style-name="P4"><text:span text:style-name="T3">Systemadministratör</text:span></text:p>
          <text:p text:style-name="P4"><text:span text:style-name="T3">loggar in</text:span></text:p>
        </draw:rect>
        <draw:rect draw:style-name="gr13" draw:text-style-name="P4" xml:id="id3" draw:id="id3" draw:layer="layout" svg:width="5.343cm" svg:height="2.176cm" svg:x="2.593cm" svg:y="8.158cm">
          <text:p text:style-name="P4"><text:span text:style-name="T3">E-postadress valideras</text:span></text:p>
          <text:p text:style-name="P4"><text:span text:style-name="T3"/></text:p>
        </draw:rect>
        <draw:rect draw:style-name="gr13" draw:text-style-name="P4" xml:id="id2" draw:id="id2" draw:layer="layout" svg:width="5.343cm" svg:height="2.176cm" svg:x="2.593cm" svg:y="4.959cm">
          <text:p text:style-name="P4"><text:span text:style-name="T3">Registrerar e-postadress</text:span></text:p>
          <text:p text:style-name="P4"><text:span text:style-name="T3"/></text:p>
        </draw:rect>
        <draw:rect draw:style-name="gr13" draw:text-style-name="P4" xml:id="id4" draw:id="id4" draw:layer="layout" svg:width="5.343cm" svg:height="2.176cm" svg:x="11.33cm" svg:y="1.759cm">
          <text:p text:style-name="P4"><text:span text:style-name="T3">Systemet skickar </text:span></text:p>
          <text:p text:style-name="P4"><text:span text:style-name="T3">Inbjudan till </text:span><text:span text:style-name="T3"><text:line-break/></text:span><text:span text:style-name="T3">klubbadministratör</text:span></text:p>
          <text:p text:style-name="P4"><text:span text:style-name="T3"/></text:p>
        </draw:rect>
        <draw:connector draw:style-name="gr16" draw:text-style-name="P5" draw:layer="layout" draw:type="curve" svg:x1="5.264cm" svg:y1="1.76cm" svg:x2="2.593cm" svg:y2="6.047cm" draw:start-shape="id1" draw:start-glue-point="0" draw:end-shape="id2" draw:end-glue-point="3" svg:d="M5264 1760c0-751-1586-627-2442 633s-980 3654-229 3654">
          <text:p/>
        </draw:connector>
        <draw:connector draw:style-name="gr16" draw:text-style-name="P5" draw:layer="layout" draw:type="curve" svg:x1="5.264cm" svg:y1="4.959cm" svg:x2="2.593cm" svg:y2="9.246cm" draw:start-shape="id2" draw:start-glue-point="0" draw:end-shape="id3" draw:end-glue-point="3" svg:d="M5264 4959c0-751-1586-627-2442 633s-980 3654-229 3654">
          <text:p/>
        </draw:connector>
        <draw:connector draw:style-name="gr17" draw:text-style-name="P5" draw:layer="layout" draw:line-skew="-0.45cm" svg:x1="7.936cm" svg:y1="9.246cm" svg:x2="11.33cm" svg:y2="2.847cm" draw:start-shape="id3" draw:start-glue-point="1" draw:end-shape="id4" draw:end-glue-point="3" svg:d="M7936 9246h1247v-6399h2147">
          <text:p/>
        </draw:connector>
        <draw:rect draw:style-name="gr13" draw:text-style-name="P4" xml:id="id5" draw:id="id5" draw:layer="layout" svg:width="5.343cm" svg:height="2.176cm" svg:x="11.331cm" svg:y="4.959cm">
          <text:p text:style-name="P4"><text:span text:style-name="T3">Mottagaren av meddeland</text:span></text:p>
          <text:p text:style-name="P4"><text:span text:style-name="T3">Fyller I formulär</text:span></text:p>
          <text:p text:style-name="P4"><text:span text:style-name="T3"/></text:p>
        </draw:rect>
        <draw:connector draw:style-name="gr18" draw:text-style-name="P5" draw:layer="layout" draw:type="curve" svg:x1="14.001cm" svg:y1="1.759cm" svg:x2="16.674cm" svg:y2="6.047cm" draw:start-shape="id4" draw:start-glue-point="0" draw:end-shape="id5" draw:end-glue-point="1" svg:d="M14001 1759c0-751 1587-627 2443 633s981 3655 230 3655">
          <text:p/>
        </draw:connector>
        <draw:rect draw:style-name="gr13" draw:text-style-name="P4" xml:id="id6" draw:id="id6" draw:layer="layout" svg:width="5.343cm" svg:height="2.176cm" svg:x="11.3cm" svg:y="8.063cm">
          <text:p text:style-name="P4"><text:span text:style-name="T3">Mottagaren av meddeland</text:span></text:p>
          <text:p text:style-name="P4"><text:span text:style-name="T3">Fyller I formulär</text:span></text:p>
          <text:p text:style-name="P4"><text:span text:style-name="T3"/></text:p>
        </draw:rect>
        <draw:connector draw:style-name="gr19" draw:text-style-name="P5" draw:layer="layout" draw:type="curve" svg:x1="14.002cm" svg:y1="4.959cm" svg:x2="16.643cm" svg:y2="9.151cm" draw:start-shape="id5" draw:start-glue-point="0" draw:end-shape="id6" draw:end-glue-point="1" svg:d="M14002 4959c0-751 1587-627 2447 609s992 3583 194 3583">
          <text:p/>
        </draw:connector>
        <draw:rect draw:style-name="gr13" draw:text-style-name="P4" xml:id="id7" draw:id="id7" draw:layer="layout" svg:width="5.343cm" svg:height="2.176cm" svg:x="2.661cm" svg:y="11.583cm">
          <text:p text:style-name="P4"><text:span text:style-name="T3"/></text:p>
          <text:p text:style-name="P4"><text:span text:style-name="T3">Formulärsvalidering </text:span></text:p>
          <text:p text:style-name="P4"><text:span text:style-name="T3">av system på server</text:span></text:p>
          <text:p text:style-name="P4"><text:span text:style-name="T3"/></text:p>
        </draw:rect>
        <draw:connector draw:style-name="gr20" draw:text-style-name="P5" draw:layer="layout" draw:line-skew="0.875cm" svg:x1="11.3cm" svg:y1="9.151cm" svg:x2="8.004cm" svg:y2="12.671cm" draw:start-shape="id6" draw:start-glue-point="3" draw:end-shape="id7" svg:d="M11300 9151h-773v3520h-2523">
          <text:p/>
        </draw:connector>
        <draw:connector draw:style-name="gr21" draw:text-style-name="P5" draw:layer="layout" svg:x1="8.004cm" svg:y1="12.671cm" svg:x2="11.3cm" svg:y2="9.151cm" draw:start-shape="id7" draw:start-glue-point="1" draw:end-shape="id6" svg:d="M8004 12671h1648v-3520h1648">
          <text:p/>
        </draw:connector>
        <draw:rect draw:style-name="gr13" draw:text-style-name="P4" xml:id="id8" draw:id="id8" draw:layer="layout" svg:width="5.343cm" svg:height="2.176cm" svg:x="12.294cm" svg:y="12.511cm">
          <text:p text:style-name="P4"><text:span text:style-name="T3">Bekräftelse </text:span></text:p>
          <text:p text:style-name="P4"><text:span text:style-name="T3">Klubbregistrering</text:span></text:p>
          <text:p text:style-name="P4"><text:span text:style-name="T3"><text:s/></text:span><text:span text:style-name="T3">till klubbadministratör</text:span></text:p>
        </draw:rect>
        <draw:rect draw:style-name="gr13" draw:text-style-name="P4" xml:id="id9" draw:id="id9" draw:layer="layout" svg:width="5.343cm" svg:height="2.176cm" svg:x="5.575cm" svg:y="15.935cm">
          <text:p text:style-name="P4"><text:span text:style-name="T3"/></text:p>
          <text:p text:style-name="P4"><text:span text:style-name="T3">Bekräftlese registrerad </text:span></text:p>
          <text:p text:style-name="P4"><text:span text:style-name="T3">klubb meddelas</text:span></text:p>
          <text:p text:style-name="P4"><text:span text:style-name="T3">systemadministratör</text:span></text:p>
          <text:p text:style-name="P4"><text:span text:style-name="T3"/></text:p>
        </draw:rect>
        <draw:connector draw:style-name="gr22" draw:text-style-name="P5" draw:layer="layout" draw:type="curve" svg:x1="5.332cm" svg:y1="13.759cm" svg:x2="12.294cm" svg:y2="13.599cm" draw:start-shape="id7" draw:start-glue-point="2" draw:end-shape="id8" draw:end-glue-point="3" svg:d="M5332 13759c0 751 2409 627 3345 399s400-559 3617-559">
          <text:p/>
        </draw:connector>
        <draw:connector draw:style-name="gr23" draw:text-style-name="P5" draw:layer="layout" draw:type="curve" svg:x1="5.332cm" svg:y1="13.759cm" svg:x2="8.246cm" svg:y2="15.935cm" draw:start-shape="id7" draw:start-glue-point="2" draw:end-shape="id9" svg:d="M5332 13759c0 1632 2914 544 2914 2176">
          <text:p/>
        </draw:connector>
        <draw:frame draw:style-name="gr15" draw:layer="layout" svg:width="3.612cm" svg:height="0.724cm" svg:x="15.235cm" svg:y="17.379cm">
          <draw:text-box>
            <text:p>(Illustration 4)</text:p>
          </draw:text-box>
        </draw:frame>
      </draw:page>
      <draw:page draw:name="page6" draw:style-name="dp1" draw:master-page-name="Default">
        <office:forms form:automatic-focus="false" form:apply-design-mode="false"/>
        <draw:rect draw:style-name="gr13" draw:text-style-name="P4" xml:id="id10" draw:id="id10" draw:layer="layout" svg:width="5.343cm" svg:height="2.176cm" svg:x="2.575cm" svg:y="1.76cm">
          <text:p text:style-name="P4"><text:span text:style-name="T3">INIT</text:span></text:p>
          <text:p text:style-name="P4"><text:span text:style-name="T3">Klubbadministratör</text:span></text:p>
          <text:p text:style-name="P4"><text:span text:style-name="T3">loggar in</text:span></text:p>
        </draw:rect>
        <draw:rect draw:style-name="gr13" draw:text-style-name="P4" xml:id="id12" draw:id="id12" draw:layer="layout" svg:width="5.343cm" svg:height="2.176cm" svg:x="2.575cm" svg:y="8.158cm">
          <text:p text:style-name="P4"><text:span text:style-name="T3">E-postadress valideras</text:span></text:p>
          <text:p text:style-name="P4"><text:span text:style-name="T3"/></text:p>
        </draw:rect>
        <draw:rect draw:style-name="gr13" draw:text-style-name="P4" xml:id="id11" draw:id="id11" draw:layer="layout" svg:width="5.343cm" svg:height="2.176cm" svg:x="2.575cm" svg:y="4.959cm">
          <text:p text:style-name="P4"><text:span text:style-name="T3">Registrerar e-postadress</text:span></text:p>
          <text:p text:style-name="P4"><text:span text:style-name="T3"/></text:p>
        </draw:rect>
        <draw:rect draw:style-name="gr13" draw:text-style-name="P4" xml:id="id13" draw:id="id13" draw:layer="layout" svg:width="5.343cm" svg:height="2.176cm" svg:x="11.312cm" svg:y="1.759cm">
          <text:p text:style-name="P4"><text:span text:style-name="T3">Systemet skickar </text:span></text:p>
          <text:p text:style-name="P4"><text:span text:style-name="T3">Inbjudan till </text:span><text:span text:style-name="T3"><text:line-break/></text:span><text:span text:style-name="T3">lagadministratör</text:span></text:p>
          <text:p text:style-name="P4"><text:span text:style-name="T3"/></text:p>
        </draw:rect>
        <draw:connector draw:style-name="gr16" draw:text-style-name="P5" draw:layer="layout" draw:type="curve" svg:x1="5.246cm" svg:y1="1.76cm" svg:x2="2.575cm" svg:y2="6.047cm" draw:start-shape="id10" draw:start-glue-point="0" draw:end-shape="id11" draw:end-glue-point="3" svg:d="M5246 1760c0-751-1586-627-2442 633s-980 3654-229 3654">
          <text:p/>
        </draw:connector>
        <draw:connector draw:style-name="gr16" draw:text-style-name="P5" draw:layer="layout" draw:type="curve" svg:x1="5.246cm" svg:y1="4.959cm" svg:x2="2.575cm" svg:y2="9.246cm" draw:start-shape="id11" draw:start-glue-point="0" draw:end-shape="id12" draw:end-glue-point="3" svg:d="M5246 4959c0-751-1586-627-2442 633s-980 3654-229 3654">
          <text:p/>
        </draw:connector>
        <draw:connector draw:style-name="gr17" draw:text-style-name="P5" draw:layer="layout" draw:line-skew="-0.45cm" svg:x1="7.918cm" svg:y1="9.246cm" svg:x2="11.312cm" svg:y2="2.847cm" draw:start-shape="id12" draw:start-glue-point="1" draw:end-shape="id13" draw:end-glue-point="3" svg:d="M7918 9246h1247v-6399h2147">
          <text:p/>
        </draw:connector>
        <draw:rect draw:style-name="gr13" draw:text-style-name="P4" xml:id="id14" draw:id="id14" draw:layer="layout" svg:width="5.343cm" svg:height="2.176cm" svg:x="11.313cm" svg:y="4.959cm">
          <text:p text:style-name="P4"><text:span text:style-name="T3">Mottagaren av meddeland</text:span></text:p>
          <text:p text:style-name="P4"><text:span text:style-name="T3">Fyller I formulär</text:span></text:p>
          <text:p text:style-name="P4"><text:span text:style-name="T3"/></text:p>
        </draw:rect>
        <draw:connector draw:style-name="gr18" draw:text-style-name="P5" draw:layer="layout" draw:type="curve" svg:x1="13.983cm" svg:y1="1.759cm" svg:x2="16.656cm" svg:y2="6.047cm" draw:start-shape="id13" draw:start-glue-point="0" draw:end-shape="id14" draw:end-glue-point="1" svg:d="M13983 1759c0-751 1587-627 2443 633s981 3655 230 3655">
          <text:p/>
        </draw:connector>
        <draw:rect draw:style-name="gr13" draw:text-style-name="P4" xml:id="id15" draw:id="id15" draw:layer="layout" svg:width="5.343cm" svg:height="2.176cm" svg:x="11.282cm" svg:y="8.063cm">
          <text:p text:style-name="P4"><text:span text:style-name="T3">Mottagaren av meddeland</text:span></text:p>
          <text:p text:style-name="P4"><text:span text:style-name="T3">Fyller I formulär</text:span></text:p>
          <text:p text:style-name="P4"><text:span text:style-name="T3"/></text:p>
        </draw:rect>
        <draw:connector draw:style-name="gr19" draw:text-style-name="P5" draw:layer="layout" draw:type="curve" svg:x1="13.984cm" svg:y1="4.959cm" svg:x2="16.625cm" svg:y2="9.151cm" draw:start-shape="id14" draw:start-glue-point="0" draw:end-shape="id15" draw:end-glue-point="1" svg:d="M13984 4959c0-751 1587-627 2447 609s992 3583 194 3583">
          <text:p/>
        </draw:connector>
        <draw:rect draw:style-name="gr13" draw:text-style-name="P4" xml:id="id16" draw:id="id16" draw:layer="layout" svg:width="5.343cm" svg:height="2.176cm" svg:x="2.643cm" svg:y="11.583cm">
          <text:p text:style-name="P4"><text:span text:style-name="T3"/></text:p>
          <text:p text:style-name="P4"><text:span text:style-name="T3">Formulärsvalidering </text:span></text:p>
          <text:p text:style-name="P4"><text:span text:style-name="T3">av system på server</text:span></text:p>
          <text:p text:style-name="P4"><text:span text:style-name="T3"/></text:p>
        </draw:rect>
        <draw:connector draw:style-name="gr20" draw:text-style-name="P5" draw:layer="layout" draw:line-skew="0.875cm" svg:x1="11.282cm" svg:y1="9.151cm" svg:x2="7.986cm" svg:y2="12.671cm" draw:start-shape="id15" draw:start-glue-point="3" draw:end-shape="id16" svg:d="M11282 9151h-773v3520h-2523">
          <text:p/>
        </draw:connector>
        <draw:connector draw:style-name="gr21" draw:text-style-name="P5" draw:layer="layout" svg:x1="7.986cm" svg:y1="12.671cm" svg:x2="11.282cm" svg:y2="9.151cm" draw:start-shape="id16" draw:start-glue-point="1" draw:end-shape="id15" svg:d="M7986 12671h1648v-3520h1648">
          <text:p/>
        </draw:connector>
        <draw:rect draw:style-name="gr13" draw:text-style-name="P4" xml:id="id17" draw:id="id17" draw:layer="layout" svg:width="5.343cm" svg:height="2.176cm" svg:x="12.276cm" svg:y="12.511cm">
          <text:p text:style-name="P4"><text:span text:style-name="T3">Bekräftelse </text:span></text:p>
          <text:p text:style-name="P4"><text:span text:style-name="T3">Klubbregistrering</text:span></text:p>
          <text:p text:style-name="P4"><text:span text:style-name="T3"><text:s/></text:span><text:span text:style-name="T3">till lagadministratör</text:span></text:p>
        </draw:rect>
        <draw:rect draw:style-name="gr13" draw:text-style-name="P4" xml:id="id18" draw:id="id18" draw:layer="layout" svg:width="5.343cm" svg:height="2.176cm" svg:x="5.557cm" svg:y="15.935cm">
          <text:p text:style-name="P4"><text:span text:style-name="T3"/></text:p>
          <text:p text:style-name="P4"><text:span text:style-name="T3">Bekräftlese registrerad </text:span></text:p>
          <text:p text:style-name="P4"><text:span text:style-name="T3">klubb meddelas</text:span></text:p>
          <text:p text:style-name="P4"><text:span text:style-name="T3">klubbadministratör</text:span></text:p>
          <text:p text:style-name="P4"><text:span text:style-name="T3"/></text:p>
        </draw:rect>
        <draw:connector draw:style-name="gr22" draw:text-style-name="P5" draw:layer="layout" draw:type="curve" svg:x1="5.314cm" svg:y1="13.759cm" svg:x2="12.276cm" svg:y2="13.599cm" draw:start-shape="id16" draw:start-glue-point="2" draw:end-shape="id17" draw:end-glue-point="3" svg:d="M5314 13759c0 751 2409 627 3345 399s400-559 3617-559">
          <text:p/>
        </draw:connector>
        <draw:connector draw:style-name="gr23" draw:text-style-name="P5" draw:layer="layout" draw:type="curve" svg:x1="5.314cm" svg:y1="13.759cm" svg:x2="8.228cm" svg:y2="15.935cm" draw:start-shape="id16" draw:start-glue-point="2" draw:end-shape="id18" svg:d="M5314 13759c0 1632 2914 544 2914 2176">
          <text:p/>
        </draw:connector>
        <draw:frame draw:style-name="gr15" draw:layer="layout" svg:width="3.612cm" svg:height="0.724cm" svg:x="15.217cm" svg:y="17.379cm">
          <draw:text-box>
            <text:p>(Illustration 5)</text:p>
          </draw:text-box>
        </draw:frame>
      </draw:page>
      <draw:page draw:name="page7" draw:style-name="dp1" draw:master-page-name="Default">
        <office:forms form:automatic-focus="false" form:apply-design-mode="false"/>
        <draw:rect draw:style-name="gr13" draw:text-style-name="P4" xml:id="id19" draw:id="id19" draw:layer="layout" svg:width="5.343cm" svg:height="2.176cm" svg:x="3.573cm" svg:y="1.76cm">
          <text:p text:style-name="P4"><text:span text:style-name="T3">INIT</text:span></text:p>
          <text:p text:style-name="P4"><text:span text:style-name="T3">Systemet </text:span></text:p>
          <text:p text:style-name="P4"><text:span text:style-name="T3">triggat av ett event</text:span></text:p>
        </draw:rect>
        <draw:rect draw:style-name="gr13" draw:text-style-name="P4" xml:id="id20" draw:id="id20" draw:layer="layout" svg:width="5.343cm" svg:height="2.176cm" svg:x="3.573cm" svg:y="4.896cm">
          <text:p text:style-name="P4"><text:span text:style-name="T3">System ansluter </text:span></text:p>
          <text:p text:style-name="P4"><text:span text:style-name="T3">mot databas</text:span></text:p>
        </draw:rect>
        <draw:rect draw:style-name="gr13" draw:text-style-name="P4" xml:id="id21" draw:id="id21" draw:layer="layout" svg:width="5.343cm" svg:height="2.176cm" svg:x="3.573cm" svg:y="8.032cm">
          <text:p text:style-name="P4"><text:span text:style-name="T3">System frågar efter de </text:span></text:p>
          <text:p text:style-name="P4"><text:span text:style-name="T3">lag som är relevanta </text:span></text:p>
          <text:p text:style-name="P4"><text:span text:style-name="T3">att ingå en inbjudan</text:span></text:p>
          <text:p text:style-name="P4"><text:span text:style-name="T3"/></text:p>
        </draw:rect>
        <draw:rect draw:style-name="gr13" draw:text-style-name="P4" xml:id="id22" draw:id="id22" draw:layer="layout" svg:width="5.343cm" svg:height="2.176cm" svg:x="11.736cm" svg:y="1.76cm">
          <text:p text:style-name="P4"><text:span text:style-name="T3">Systemet skapar I</text:span></text:p>
          <text:p text:style-name="P4"><text:span text:style-name="T3">inbjudningslista</text:span></text:p>
          <text:p text:style-name="P4"><text:span text:style-name="T3"/></text:p>
        </draw:rect>
        <draw:rect draw:style-name="gr13" draw:text-style-name="P4" xml:id="id23" draw:id="id23" draw:layer="layout" svg:width="5.343cm" svg:height="2.176cm" svg:x="11.736cm" svg:y="4.896cm">
          <text:p text:style-name="P4"><text:span text:style-name="T3">Systemet skickar inbjudan </text:span></text:p>
          <text:p text:style-name="P4"><text:span text:style-name="T3">till lagadministratörerna</text:span></text:p>
        </draw:rect>
        <draw:rect draw:style-name="gr13" draw:text-style-name="P4" xml:id="id24" draw:id="id24" draw:layer="layout" svg:width="5.343cm" svg:height="2.176cm" svg:x="11.736cm" svg:y="8.032cm">
          <text:p text:style-name="P4"><text:span text:style-name="T3">Systemet </text:span></text:p>
          <text:p text:style-name="P4"><text:span text:style-name="T3">arkiverar automatiskt</text:span></text:p>
          <text:p text:style-name="P4"><text:span text:style-name="T3">inbjudan</text:span></text:p>
        </draw:rect>
        <draw:connector draw:style-name="gr24" draw:text-style-name="P5" draw:layer="layout" draw:type="curve" svg:x1="6.244cm" svg:y1="1.76cm" svg:x2="3.573cm" svg:y2="5.984cm" draw:start-shape="id19" draw:start-glue-point="0" draw:end-shape="id20" svg:d="M6244 1760c0-751-1586-627-2442 617s-980 3607-229 3607">
          <text:p/>
        </draw:connector>
        <draw:connector draw:style-name="gr25" draw:text-style-name="P5" draw:layer="layout" draw:type="curve" svg:x1="6.244cm" svg:y1="4.896cm" svg:x2="3.573cm" svg:y2="9.12cm" draw:start-shape="id20" draw:start-glue-point="0" draw:end-shape="id21" svg:d="M6244 4896c0-751-1586-627-2442 617s-980 3607-229 3607">
          <text:p/>
        </draw:connector>
        <draw:connector draw:style-name="gr26" draw:text-style-name="P5" draw:layer="layout" svg:x1="8.916cm" svg:y1="9.12cm" svg:x2="11.736cm" svg:y2="2.848cm" draw:start-shape="id21" draw:start-glue-point="1" draw:end-shape="id22" draw:end-glue-point="3" svg:d="M8916 9120h1410v-6272h1410">
          <text:p/>
        </draw:connector>
        <draw:connector draw:style-name="gr27" draw:text-style-name="P5" draw:layer="layout" draw:type="curve" svg:x1="14.407cm" svg:y1="1.76cm" svg:x2="17.079cm" svg:y2="5.984cm" draw:start-shape="id22" draw:start-glue-point="0" draw:end-shape="id23" draw:end-glue-point="1" svg:d="M14407 1760c0-751 1587-627 2443 617s980 3607 229 3607">
          <text:p/>
        </draw:connector>
        <draw:connector draw:style-name="gr28" draw:text-style-name="P5" draw:layer="layout" draw:type="curve" svg:x1="14.407cm" svg:y1="4.896cm" svg:x2="17.079cm" svg:y2="9.12cm" draw:start-shape="id23" draw:start-glue-point="0" draw:end-shape="id24" draw:end-glue-point="1" svg:d="M14407 4896c0-751 1587-627 2443 617s980 3607 229 3607">
          <text:p/>
        </draw:connector>
        <draw:rect draw:style-name="gr13" draw:text-style-name="P4" xml:id="id25" draw:id="id25" draw:layer="layout" svg:width="5.343cm" svg:height="2.176cm" svg:x="2.519cm" svg:y="11.392cm">
          <text:p text:style-name="P4"><text:span text:style-name="T3">Systemanvändare </text:span></text:p>
          <text:p text:style-name="P4"><text:span text:style-name="T3">meddelas att fel inträffat</text:span></text:p>
        </draw:rect>
        <draw:connector draw:style-name="gr29" draw:text-style-name="P5" draw:layer="layout" draw:line-skew="-0.738cm" svg:x1="3.573cm" svg:y1="5.984cm" svg:x2="2.519cm" svg:y2="12.48cm" draw:start-shape="id20" draw:start-glue-point="3" draw:end-shape="id25" svg:d="M3573 5984h-2293v6496h1239">
          <text:p/>
        </draw:connector>
        <draw:frame draw:style-name="gr30" draw:layer="layout" svg:width="3.612cm" svg:height="5.88cm" svg:x="14.545cm" svg:y="12.739cm">
          <draw:text-box>
            <text:p>(Illustration 6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100 200" svg:d="M0 200l50-200 50 200h-4l-46-196-46 196z"/>
    <draw:marker draw:name="FilledDiamond" svg:viewBox="0 0 10 20" svg:d="M5 0l5 10-5 10-5-10z"/>
    <draw:marker draw:name="Linjeslut_20_1" draw:display-name="Linjeslut 1" svg:viewBox="0 0 20 30" svg:d="M10 0l-10 30h20z"/>
    <draw:marker draw:name="Linjeslut_20_10" draw:display-name="Linjeslut 10" svg:viewBox="0 0 20 30" svg:d="M10 0l-10 30h20z"/>
    <draw:marker draw:name="Linjeslut_20_12" draw:display-name="Linjeslut 12" svg:viewBox="0 0 20 30" svg:d="M10 0l-10 30h20z"/>
    <draw:marker draw:name="Linjeslut_20_13" draw:display-name="Linjeslut 13" svg:viewBox="0 0 20 30" svg:d="M10 0l-10 30h20z"/>
    <draw:marker draw:name="Linjeslut_20_15" draw:display-name="Linjeslut 15" svg:viewBox="0 0 20 30" svg:d="M10 0l-10 30h20z"/>
    <draw:marker draw:name="Linjeslut_20_16" draw:display-name="Linjeslut 16" svg:viewBox="0 0 20 30" svg:d="M10 0l-10 30h20z"/>
    <draw:marker draw:name="Linjeslut_20_17" draw:display-name="Linjeslut 17" svg:viewBox="0 0 20 30" svg:d="M10 0l-10 30h20z"/>
    <draw:marker draw:name="Linjeslut_20_18" draw:display-name="Linjeslut 18" svg:viewBox="0 0 20 30" svg:d="M10 0l-10 30h20z"/>
    <draw:marker draw:name="Linjeslut_20_20" draw:display-name="Linjeslut 20" svg:viewBox="0 0 20 30" svg:d="M10 0l-10 30h20z"/>
    <draw:marker draw:name="Linjeslut_20_21" draw:display-name="Linjeslut 21" svg:viewBox="0 0 20 30" svg:d="M10 0l-10 30h20z"/>
    <draw:marker draw:name="Linjeslut_20_22" draw:display-name="Linjeslut 22" svg:viewBox="0 0 20 30" svg:d="M10 0l-10 30h20z"/>
    <draw:marker draw:name="Linjeslut_20_24" draw:display-name="Linjeslut 24" svg:viewBox="0 0 20 30" svg:d="M10 0l-10 30h20z"/>
    <draw:marker draw:name="Linjeslut_20_7" draw:display-name="Linjeslut 7" svg:viewBox="0 0 20 30" svg:d="M10 0l-10 30h20z"/>
    <draw:marker draw:name="Linjeslut_20_8" draw:display-name="Linjeslut 8" svg:viewBox="0 0 20 30" svg:d="M10 0l-10 30h20z"/>
    <draw:marker draw:name="StrokedCircle" svg:viewBox="0 0 100 100" svg:d="M100 50v4l-1 5-1 4-1 4-2 4-2 4-2 4-3 3-3 3-3 3-3 3-4 2-4 2-4 2-4 1-4 1-5 1h-4-4l-5-1-4-1-4-1-4-2-4-2-4-2-3-3-3-3-3-3-3-3-2-4-2-4-2-4-1-4-1-4-1-5v-4-4l1-5 1-4 1-4 2-4 2-4 2-4 3-3 3-3 3-3 3-3 4-2 4-2 4-2 4-1 4-1 5-1h4 4l5 1 4 1 4 1 4 2 4 2 4 2 3 3 3 3 3 3 3 3 2 4 2 4 2 4 1 4 1 4 1 5v4h-3v-4l-1-4-1-4-1-4-1-4-2-4-2-3-3-3-3-3-3-3-3-3-3-2-4-2-4-1-4-1-4-1-4-1h-4-4l-4 1-4 1-4 1-4 1-4 2-3 2-3 3-3 3-3 3-3 3-2 3-2 4-1 4-1 4-1 4-1 4v4 4l1 4 1 4 1 4 1 4 2 4 2 3 3 3 3 3 3 3 3 3 3 2 4 2 4 1 4 1 4 1 4 1h4 4l4-1 4-1 4-1 4-1 4-2 3-2 3-3 3-3 3-3 3-3 2-3 2-4 1-4 1-4 1-4 1-4v-4z"/>
    <draw:marker draw:name="StrokedDiamond" svg:viewBox="0 0 100 200" svg:d="M50 0l50 100-50 100-50-100 50-100v4l46 96-46 96-46-96 46-96z"/>
    <draw:marker draw:name="StrokedHalfCircle" svg:viewBox="0 0 100 50" svg:d="M100 0v4l-1 5-1 4-1 4-2 4-2 4-2 4-3 3-3 3-3 3-3 3-4 2-4 2-4 2-4 1-4 1-5 1h-4-4l-5-1-4-1-4-1-4-2-4-2-4-2-3-3-3-3-3-3-3-3-2-4-2-4-2-4-1-4-1-4-1-5v-4h3v4l1 4 1 4 1 4 1 4 2 4 2 3 3 3 3 3 3 3 3 3 3 2 4 2 4 1 4 1 4 1 4 1h4 4l4-1 4-1 4-1 4-1 4-2 3-2 3-3 3-3 3-3 3-3 2-3 2-4 1-4 1-4 1-4 1-4v-4"/>
    <draw:marker draw:name="StrokedTriangle" svg:viewBox="0 0 100 100" svg:d="M0 100l50-100 50 96h-4l-46-92-46 92h96v4z"/>
    <draw:stroke-dash draw:name="Dash_20_2" draw:display-name="Dash 2" draw:style="rect" draw:dots1="1" draw:dots1-length="0.02cm" draw:dots2="1" draw:dots2-length="0.02cm" draw:distance="0.02cm"/>
    <draw:stroke-dash draw:name="UML_20_Dash" draw:display-name="UML Dash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?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family-generic="roman" style:font-pitch="variable" fo:font-size="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2" draw:fill="none" draw:fill-gradient-name="Gradient_20_8" draw:fill-hatch-name="Hatch_20_1" draw:fill-image-name="Bitmape_20_1" draw:auto-grow-height="fals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?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?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8pt"/>
    </style:style>
    <style:style style:name="SolidLine" style:family="graphic" style:parent-style-name="standard">
      <style:graphic-properties draw:stroke="solid" draw:stroke-dash="Dash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</office:styles>
  <office:automatic-styles>
    <style:page-layout style:name="PM0">
      <style:page-layout-properties fo:margin-top="0.635cm" fo:margin-bottom="0.538cm" fo:margin-left="0.635cm" fo:margin-right="0.66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Unix OpenOffice.org_project/411m6$Build-9775</meta:generator>
    <dc:title>Custom OO Shapes - http://www.lautman.net/mark/coo/index.html</dc:title>
    <dc:subject>UML Diagrams</dc:subject>
    <meta:initial-creator>Mark Lautman</meta:initial-creator>
    <meta:creation-date>2006-09-20T15:50:15</meta:creation-date>
    <dc:date>2014-12-04T12:06:26</dc:date>
    <meta:editing-cycles>13</meta:editing-cycles>
    <meta:editing-duration>PT2H49M43S</meta:editing-duration>
    <dc:creator>Andréas  Anemyr</dc:creator>
    <meta:document-statistic meta:object-count="119"/>
    <meta:user-defined meta:name="Info 1"/>
    <meta:user-defined meta:name="Info 2"/>
    <meta:user-defined meta:name="Info 3"/>
    <meta:user-defined meta:name="Info 4"/>
  </office:meta>
</office:document-meta>
</file>